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.85cm" fo:min-width="4.5cm"/>
    </style:style>
    <style:style style:name="gr2" style:family="graphic" style:parent-style-name="standard">
      <style:graphic-properties svg:stroke-width="0.1cm" draw:marker-start-width="0.35cm" draw:marker-end-width="0.35cm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textarea-horizontal-align="justify" draw:textarea-vertical-align="middle" draw:auto-grow-height="false" fo:min-height="0.95cm" fo:min-width="3.1cm"/>
    </style:style>
    <style:style style:name="gr5" style:family="graphic" style:parent-style-name="standard">
      <style:graphic-properties draw:textarea-horizontal-align="justify" draw:textarea-vertical-align="middle" draw:auto-grow-height="false" fo:min-height="1.85cm" fo:min-width="1.5cm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5cm" svg:height="3.1cm" svg:x="4.3cm" svg:y="3.1cm">
          <text:p text:style-name="P1">CPU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9.3cm" svg:y1="4.65cm" svg:x2="12.2cm" svg:y2="4.6cm" draw:start-shape="id1" draw:start-glue-point="1" draw:end-shape="id2" draw:end-glue-point="5" svg:d="M9300 4650h1450v-50h1450" svg:viewBox="0 0 2901 51">
          <text:p/>
        </draw:connector>
        <draw:frame draw:style-name="gr3" draw:text-style-name="P2" xml:id="id3" draw:id="id3" draw:layer="layout" svg:width="5.082cm" svg:height="0.962cm" svg:x="4.4cm" svg:y="9cm">
          <draw:text-box>
            <text:p>Internal memory</text:p>
          </draw:text-box>
        </draw:frame>
        <draw:connector draw:style-name="gr2" draw:text-style-name="P1" draw:layer="layout" svg:x1="13.4cm" svg:y1="5.5cm" svg:x2="9.482cm" svg:y2="9.481cm" draw:start-shape="id2" draw:start-glue-point="8" draw:end-shape="id3" draw:end-glue-point="1" svg:d="M13400 5500h501v3981h-4419" svg:viewBox="0 0 4420 3982">
          <text:p/>
        </draw:connector>
        <draw:connector draw:style-name="gr2" draw:text-style-name="P1" draw:layer="layout" svg:x1="13.4cm" svg:y1="4.6cm" svg:x2="17.2cm" svg:y2="4.6cm" draw:start-shape="id2" draw:start-glue-point="7" svg:d="M13400 4600h3800" svg:viewBox="0 0 3801 1">
          <text:p/>
        </draw:connector>
        <draw:custom-shape draw:style-name="gr4" draw:text-style-name="P1" xml:id="id2" draw:id="id2" draw:layer="layout" svg:width="3.6cm" svg:height="1.2cm" draw:transform="rotate (1.5707963267949) translate (12.2cm 6.4cm)">
          <draw:glue-point draw:id="8" svg:x="5cm" svg:y="2.5cm"/>
          <draw:glue-point draw:id="9" svg:x="5cm" svg:y="-2.5cm"/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ustom-shape draw:style-name="gr4" draw:text-style-name="P1" xml:id="id6" draw:id="id6" draw:layer="layout" svg:width="3.6cm" svg:height="1.2cm" draw:transform="rotate (1.5707963267949) translate (16cm 6.4cm)">
          <draw:glue-point draw:id="8" svg:x="5cm" svg:y="2.5cm"/>
          <draw:glue-point draw:id="9" svg:x="5cm" svg:y="-2.5cm"/>
          <text:p/>
          <draw:enhanced-geometry svg:viewBox="0 0 21600 21600" draw:glue-points="?f6 10800 10800 21600 ?f5 10800 10800 0" draw:text-areas="?f3 ?f3 ?f4 ?f4" draw:mirror-horizontal="tru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3" draw:text-style-name="P2" xml:id="id4" draw:id="id4" draw:layer="layout" svg:width="5.294cm" svg:height="0.962cm" svg:x="4.218cm" svg:y="0.1cm">
          <draw:text-box>
            <text:p>External memory</text:p>
          </draw:text-box>
        </draw:frame>
        <draw:connector draw:style-name="gr2" draw:text-style-name="P1" draw:layer="layout" svg:x1="13.4cm" svg:y1="3.7cm" svg:x2="9.512cm" svg:y2="0.581cm" draw:start-shape="id2" draw:start-glue-point="9" draw:end-shape="id4" draw:end-glue-point="1" svg:d="M13400 3700h501v-3119h-4389" svg:viewBox="0 0 4390 3120">
          <text:p/>
        </draw:connector>
        <draw:custom-shape draw:style-name="gr5" draw:text-style-name="P1" xml:id="id7" draw:id="id7" draw:layer="layout" svg:width="2cm" svg:height="2.1cm" svg:x="19.5cm" svg:y="0.1cm">
          <text:p text:style-name="P1">UART</text:p>
          <draw:enhanced-geometry svg:viewBox="0 0 21600 21600" draw:type="rectangle" draw:enhanced-path="M 0 0 L 21600 0 21600 21600 0 21600 0 0 Z N"/>
        </draw:custom-shape>
        <draw:custom-shape draw:style-name="gr4" draw:text-style-name="P1" xml:id="id5" draw:id="id5" draw:layer="layout" svg:width="3.6cm" svg:height="1.2cm" draw:transform="rotate (1.5707963267949) translate (1.3cm 6.5cm)">
          <draw:glue-point draw:id="8" svg:x="-5cm" svg:y="2.5cm"/>
          <draw:glue-point draw:id="9" svg:x="-5cm" svg:y="-2.5cm"/>
          <text:p/>
          <draw:enhanced-geometry svg:viewBox="0 0 21600 21600" draw:glue-points="?f6 10800 10800 21600 ?f5 10800 10800 0" draw:text-areas="?f3 ?f3 ?f4 ?f4" draw:mirror-horizontal="false" draw:type="trapezoid" draw:modifiers="540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2" draw:text-style-name="P1" draw:layer="layout" svg:x1="4.3cm" svg:y1="4.65cm" svg:x2="2.5cm" svg:y2="4.7cm" draw:start-shape="id1" draw:start-glue-point="3" draw:end-shape="id5" draw:end-glue-point="5" svg:d="M4300 4650h-899v50h-901" svg:viewBox="0 0 1801 51">
          <text:p/>
        </draw:connector>
        <draw:connector draw:style-name="gr2" draw:text-style-name="P1" draw:layer="layout" draw:line-skew="-0.599cm" svg:x1="4.218cm" svg:y1="0.581cm" svg:x2="1.3cm" svg:y2="3.8cm" draw:start-shape="id4" draw:start-glue-point="3" draw:end-shape="id5" draw:end-glue-point="9" svg:d="M4218 581h-4018v3219h1100" svg:viewBox="0 0 4019 3220">
          <text:p/>
        </draw:connector>
        <draw:connector draw:style-name="gr2" draw:text-style-name="P1" draw:layer="layout" draw:line-skew="-0.499cm" svg:x1="1.3cm" svg:y1="5.6cm" svg:x2="4.4cm" svg:y2="9.481cm" draw:start-shape="id5" draw:start-glue-point="8" draw:end-shape="id3" svg:d="M1300 5600h-1000v3881h4100" svg:viewBox="0 0 4101 3882">
          <text:p/>
        </draw:connector>
        <draw:custom-shape draw:style-name="gr5" draw:text-style-name="P1" xml:id="id8" draw:id="id8" draw:layer="layout" svg:width="2cm" svg:height="2.1cm" svg:x="19.6cm" svg:y="3.6cm">
          <text:p text:style-name="P1">TIMER</text:p>
          <draw:enhanced-geometry svg:viewBox="0 0 21600 21600" draw:type="rectangle" draw:enhanced-path="M 0 0 L 21600 0 21600 21600 0 21600 0 0 Z N"/>
        </draw:custom-shape>
        <draw:custom-shape draw:style-name="gr5" draw:text-style-name="P1" xml:id="id9" draw:id="id9" draw:layer="layout" svg:width="2cm" svg:height="2.1cm" svg:x="19.4cm" svg:y="8.7cm">
          <text:p text:style-name="P1">KNN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svg:x1="17.2cm" svg:y1="3.7cm" svg:x2="19.5cm" svg:y2="1.15cm" draw:start-shape="id6" draw:start-glue-point="9" draw:end-shape="id7" draw:end-glue-point="3" svg:d="M17200 3700h1150v-2550h1150" svg:viewBox="0 0 2301 2551">
          <text:p/>
        </draw:connector>
        <draw:connector draw:style-name="gr2" draw:text-style-name="P1" draw:layer="layout" svg:x1="17.2cm" svg:y1="4.6cm" svg:x2="19.6cm" svg:y2="4.65cm" draw:start-shape="id6" draw:start-glue-point="7" draw:end-shape="id8" draw:end-glue-point="3" svg:d="M17200 4600h1200v50h1200" svg:viewBox="0 0 2401 51">
          <text:p/>
        </draw:connector>
        <draw:connector draw:style-name="gr2" draw:text-style-name="P1" draw:layer="layout" svg:x1="17.2cm" svg:y1="5.5cm" svg:x2="19.4cm" svg:y2="9.75cm" draw:start-shape="id6" draw:start-glue-point="8" draw:end-shape="id9" draw:end-glue-point="3" svg:d="M17200 5500h1100v4250h1100" svg:viewBox="0 0 2201 4251">
          <text:p/>
        </draw:connector>
        <draw:frame draw:style-name="gr3" draw:text-style-name="P2" draw:layer="layout" svg:width="0.925cm" svg:height="0.962cm" svg:x="2.9cm" svg:y="4.838cm">
          <draw:text-box>
            <text:p>A</text:p>
          </draw:text-box>
        </draw:frame>
        <draw:frame draw:style-name="gr3" draw:text-style-name="P2" draw:layer="layout" svg:width="0.925cm" svg:height="0.962cm" svg:x="10.3cm" svg:y="4.738cm">
          <draw:text-box>
            <text:p>B</text:p>
          </draw:text-box>
        </draw:frame>
        <draw:frame draw:style-name="gr3" draw:text-style-name="P2" draw:layer="layout" svg:width="0.959cm" svg:height="0.962cm" svg:x="14.441cm" svg:y="4.8cm">
          <draw:text-box>
            <text:p>C</text:p>
          </draw:text-box>
        </draw:frame>
        <draw:frame draw:style-name="gr3" draw:text-style-name="P2" draw:layer="layout" svg:width="0.959cm" svg:height="0.962cm" svg:x="17.441cm" svg:y="7.8cm">
          <draw:text-box>
            <text:p>D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2cm" fo:page-height="1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11-05T12:05:44.408124575</meta:creation-date>
    <dc:date>2020-11-05T13:51:18.724936889</dc:date>
    <meta:editing-duration>PT43M23S</meta:editing-duration>
    <meta:editing-cycles>2</meta:editing-cycles>
    <meta:generator>LibreOffice/6.0.7.3$Linux_X86_64 LibreOffice_project/00m0$Build-3</meta:generator>
    <meta:document-statistic meta:object-count="23"/>
  </office:meta>
</office:document-meta>
</file>